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officeooo:paragraph-rsid="00343602"/>
    </style:style>
    <style:style style:name="P10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1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2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3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4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15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19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4" style:family="paragraph" style:parent-style-name="Preformatted_20_Text">
      <style:paragraph-properties fo:margin-top="0in" fo:margin-bottom="0.1965in" loext:contextual-spacing="false"/>
    </style:style>
    <style:style style:name="P25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26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27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28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29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30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31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32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33" style:family="paragraph" style:parent-style-name="Preformatted_20_Text">
      <style:text-properties officeooo:paragraph-rsid="00065c9f"/>
    </style:style>
    <style:style style:name="P34" style:family="paragraph" style:parent-style-name="Preformatted_20_Text">
      <style:text-properties officeooo:paragraph-rsid="002689ac"/>
    </style:style>
    <style:style style:name="P35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9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42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officeooo:rsid="00245221" style:font-size-asian="10pt" style:font-size-complex="10pt"/>
    </style:style>
    <style:style style:name="T5" style:family="text">
      <style:text-properties fo:font-size="16pt" officeooo:rsid="002789fa" style:font-size-asian="10pt" style:font-size-complex="10pt"/>
    </style:style>
    <style:style style:name="T6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7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8" style:family="text">
      <style:text-properties fo:font-size="16pt" officeooo:rsid="00245221" fo:background-color="#ffff00" loext:char-shading-value="0" style:font-size-asian="10pt" style:font-size-complex="10pt"/>
    </style:style>
    <style:style style:name="T9" style:family="text">
      <style:text-properties fo:font-size="16pt" officeooo:rsid="00245221" fo:background-color="#ffff00" loext:char-shading-value="0" style:font-size-asian="10pt" style:font-size-complex="10pt"/>
    </style:style>
    <style:style style:name="T10" style:family="text">
      <style:text-properties fo:font-size="16pt" officeooo:rsid="002789fa" fo:background-color="#ffff00" loext:char-shading-value="0" style:font-size-asian="10pt" style:font-size-complex="10pt"/>
    </style:style>
    <style:style style:name="T11" style:family="text">
      <style:text-properties fo:font-size="16pt" officeooo:rsid="002789fa" fo:background-color="#ffff00" loext:char-shading-value="0" style:font-size-asian="10pt" style:font-size-complex="10pt"/>
    </style:style>
    <style:style style:name="T12" style:family="text">
      <style:text-properties fo:color="#000000" fo:font-size="18pt" style:text-underline-style="none" officeooo:rsid="000b1358" fo:background-color="#ffffff" loext:char-shading-value="0"/>
    </style:style>
    <style:style style:name="T13" style:family="text">
      <style:text-properties fo:color="#000000" fo:font-size="18pt" style:text-underline-style="none" officeooo:rsid="0005573d" fo:background-color="#ffffff" loext:char-shading-value="0"/>
    </style:style>
    <style:style style:name="T14" style:family="text">
      <style:text-properties fo:color="#000000" fo:font-size="18pt" style:text-underline-style="none" officeooo:rsid="000eff87" fo:background-color="#ffffff" loext:char-shading-value="0"/>
    </style:style>
    <style:style style:name="T15" style:family="text">
      <style:text-properties fo:color="#000000" fo:font-size="18pt" style:text-underline-style="none" officeooo:rsid="000fac1c" fo:background-color="#ffffff" loext:char-shading-value="0"/>
    </style:style>
    <style:style style:name="T16" style:family="text">
      <style:text-properties fo:color="#000000" fo:font-size="18pt" style:text-underline-style="none" officeooo:rsid="0005573d" fo:background-color="#ffff00" loext:char-shading-value="0"/>
    </style:style>
    <style:style style:name="T17" style:family="text">
      <style:text-properties fo:color="#000000" fo:font-size="18pt" style:text-underline-style="none" officeooo:rsid="0051ccc0" fo:background-color="#ffff00" loext:char-shading-value="0"/>
    </style:style>
    <style:style style:name="T18" style:family="text">
      <style:text-properties fo:color="#000000" fo:font-size="18pt" style:text-underline-style="none" officeooo:rsid="000fac1c" fo:background-color="#ffff00" loext:char-shading-value="0"/>
    </style:style>
    <style:style style:name="T19" style:family="text">
      <style:text-properties fo:color="#000000" fo:font-size="16pt" fo:background-color="#ffffff" loext:char-shading-value="0"/>
    </style:style>
    <style:style style:name="T20" style:family="text">
      <style:text-properties fo:color="#000000" fo:font-size="16pt" style:text-underline-style="none" officeooo:rsid="0005573d" fo:background-color="#ffffff" loext:char-shading-value="0"/>
    </style:style>
    <style:style style:name="T21" style:family="text">
      <style:text-properties fo:color="#000000" fo:font-size="16pt" style:text-underline-style="none" officeooo:rsid="000932c5" fo:background-color="#ffffff" loext:char-shading-value="0"/>
    </style:style>
    <style:style style:name="T22" style:family="text">
      <style:text-properties fo:color="#000000" fo:font-size="16pt" style:text-underline-style="none" officeooo:rsid="000eff87" fo:background-color="#ffffff" loext:char-shading-value="0"/>
    </style:style>
    <style:style style:name="T23" style:family="text">
      <style:text-properties fo:color="#000000" fo:font-size="16pt" style:text-underline-style="none" officeooo:rsid="000fac1c" fo:background-color="#ffffff" loext:char-shading-value="0"/>
    </style:style>
    <style:style style:name="T24" style:family="text">
      <style:text-properties fo:color="#000000" fo:font-size="16pt" style:text-underline-style="none" officeooo:rsid="001371ce" fo:background-color="#ffffff" loext:char-shading-value="0"/>
    </style:style>
    <style:style style:name="T25" style:family="text">
      <style:text-properties fo:color="#000000" fo:font-size="16pt" style:text-underline-style="none" officeooo:rsid="0013ffe1" fo:background-color="#ffffff" loext:char-shading-value="0"/>
    </style:style>
    <style:style style:name="T26" style:family="text">
      <style:text-properties fo:color="#000000" fo:font-size="16pt" style:text-underline-style="none" officeooo:rsid="0014dead" fo:background-color="#ffffff" loext:char-shading-value="0"/>
    </style:style>
    <style:style style:name="T27" style:family="text">
      <style:text-properties fo:color="#000000" fo:font-size="16pt" style:text-underline-style="none" officeooo:rsid="002a43d1" fo:background-color="#ffffff" loext:char-shading-value="0"/>
    </style:style>
    <style:style style:name="T28" style:family="text">
      <style:text-properties fo:color="#000000" fo:font-size="16pt" style:text-underline-style="none" officeooo:rsid="0051ccc0" fo:background-color="#ffffff" loext:char-shading-value="0"/>
    </style:style>
    <style:style style:name="T29" style:family="text">
      <style:text-properties fo:color="#000000" fo:font-size="16pt" style:text-underline-style="none" officeooo:rsid="00603f54" fo:background-color="#ffffff" loext:char-shading-value="0"/>
    </style:style>
    <style:style style:name="T30" style:family="text">
      <style:text-properties fo:color="#000000" fo:font-size="16pt" style:text-underline-style="none" officeooo:rsid="0005573d"/>
    </style:style>
    <style:style style:name="T31" style:family="text">
      <style:text-properties fo:color="#000000" fo:font-size="16pt" style:text-underline-style="none" officeooo:rsid="0051ccc0"/>
    </style:style>
    <style:style style:name="T32" style:family="text">
      <style:text-properties fo:color="#000000" fo:font-size="16pt" style:text-underline-style="none" officeooo:rsid="000fac1c"/>
    </style:style>
    <style:style style:name="T33" style:family="text">
      <style:text-properties fo:color="#000000" fo:font-size="16pt" style:text-underline-style="none" officeooo:rsid="0005573d" fo:background-color="#ffff00" loext:char-shading-value="0"/>
    </style:style>
    <style:style style:name="T34" style:family="text">
      <style:text-properties fo:color="#000000" fo:font-size="16pt" style:text-underline-style="none" officeooo:rsid="0005573d" fo:background-color="#ffff00" loext:char-shading-value="0"/>
    </style:style>
    <style:style style:name="T35" style:family="text">
      <style:text-properties fo:color="#000000" fo:font-size="16pt" style:text-underline-style="none" officeooo:rsid="0051ccc0" fo:background-color="#ffff00" loext:char-shading-value="0"/>
    </style:style>
    <style:style style:name="T36" style:family="text">
      <style:text-properties fo:color="#000000" fo:font-size="16pt" style:text-underline-style="none" officeooo:rsid="0051ccc0" fo:background-color="#ffff00" loext:char-shading-value="0"/>
    </style:style>
    <style:style style:name="T37" style:family="text">
      <style:text-properties fo:color="#000000" fo:font-size="16pt" style:text-underline-style="none" officeooo:rsid="000fac1c" fo:background-color="#ffff00" loext:char-shading-value="0"/>
    </style:style>
    <style:style style:name="T38" style:family="text">
      <style:text-properties fo:color="#000000" fo:font-size="16pt" style:text-underline-style="none" officeooo:rsid="000fac1c" fo:background-color="#ffff00" loext:char-shading-value="0"/>
    </style:style>
    <style:style style:name="T39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40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41" style:family="text">
      <style:text-properties fo:color="#000000" fo:font-size="16pt" style:text-underline-style="none" fo:font-weight="normal" officeooo:rsid="00551909" fo:background-color="#ffffff" loext:char-shading-value="0" style:font-size-asian="10pt" style:font-weight-asian="normal" style:font-size-complex="10pt" style:font-weight-complex="normal"/>
    </style:style>
    <style:style style:name="T42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3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fo:font-size="16pt" fo:font-style="normal" style:text-underline-style="none" fo:font-weight="bold" officeooo:rsid="005944ec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background-color="#ffffff" loext:char-shading-value="0"/>
    </style:style>
    <style:style style:name="T46" style:family="text">
      <style:text-properties fo:color="#000000" fo:font-size="14pt" style:text-underline-style="none" officeooo:rsid="0005573d" fo:background-color="#ffffff" loext:char-shading-value="0"/>
    </style:style>
    <style:style style:name="T47" style:family="text">
      <style:text-properties fo:color="#000000" fo:font-size="12pt" fo:background-color="#ffffff" loext:char-shading-value="0"/>
    </style:style>
    <style:style style:name="T48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49" style:family="text">
      <style:text-properties fo:color="#000000" fo:font-size="26pt" style:text-underline-style="none" officeooo:rsid="002c4bf5" fo:background-color="#ffffff" loext:char-shading-value="0"/>
    </style:style>
    <style:style style:name="T50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1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2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3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4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57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59" style:family="text">
      <style:text-properties fo:color="#000000" style:text-underline-style="none" officeooo:rsid="0005573d" fo:background-color="#ffff00" loext:char-shading-value="0"/>
    </style:style>
    <style:style style:name="T60" style:family="text">
      <style:text-properties fo:color="#000000" style:text-underline-style="none" officeooo:rsid="0051ccc0" fo:background-color="#ffff00" loext:char-shading-value="0"/>
    </style:style>
    <style:style style:name="T61" style:family="text">
      <style:text-properties fo:color="#000000" style:text-underline-style="none" officeooo:rsid="000fac1c" fo:background-color="#ffff00" loext:char-shading-value="0"/>
    </style:style>
    <style:style style:name="T62" style:family="text">
      <style:text-properties fo:color="#000000" style:text-underline-style="none" officeooo:rsid="0005573d" fo:background-color="#ffffff" loext:char-shading-value="0"/>
    </style:style>
    <style:style style:name="T63" style:family="text">
      <style:text-properties fo:color="#000000" style:text-underline-style="none" officeooo:rsid="000eff87" fo:background-color="#ffffff" loext:char-shading-value="0"/>
    </style:style>
    <style:style style:name="T64" style:family="text">
      <style:text-properties fo:color="#000000" style:text-underline-style="none" officeooo:rsid="000fac1c" fo:background-color="#ffffff" loext:char-shading-value="0"/>
    </style:style>
    <style:style style:name="T65" style:family="text">
      <style:text-properties fo:color="#0000bb" fo:font-size="12pt" fo:background-color="#ffffff" loext:char-shading-value="0"/>
    </style:style>
    <style:style style:name="T66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67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68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69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0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1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2" style:family="text">
      <style:text-properties fo:color="#0000bb"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4" style:family="text">
      <style:text-properties fo:color="#007700" fo:font-size="12pt" fo:background-color="#ffffff" loext:char-shading-value="0"/>
    </style:style>
    <style:style style:name="T75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6" style:family="text">
      <style:text-properties fo:color="#dd0000" fo:font-size="12pt" fo:background-color="#ffffff" loext:char-shading-value="0"/>
    </style:style>
    <style:style style:name="T77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78" style:family="text">
      <style:text-properties fo:color="#ff8000" fo:font-size="12pt" fo:background-color="#ffffff" loext:char-shading-value="0"/>
    </style:style>
    <style:style style:name="T79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0" style:family="text">
      <style:text-properties fo:color="#800000" fo:font-size="16pt" fo:background-color="#ffff00" loext:char-shading-value="0"/>
    </style:style>
    <style:style style:name="T81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style:font-name="Liberation Mono" fo:font-style="italic" style:font-style-asian="italic" style:font-style-complex="italic"/>
    </style:style>
    <style:style style:name="T83" style:family="text">
      <style:text-properties style:font-name="Liberation Mono" fo:font-style="italic" officeooo:rsid="002689ac" style:font-style-asian="italic" style:font-style-complex="italic"/>
    </style:style>
    <style:style style:name="T84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85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87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88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89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90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1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92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93" style:family="text">
      <style:text-properties style:font-name="Abyssinica SIL" fo:font-size="16pt" officeooo:rsid="0025fb59" style:font-size-asian="10pt" style:font-size-complex="10pt"/>
    </style:style>
    <style:style style:name="T94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95" style:family="text">
      <style:text-properties style:font-name="Abyssinica SIL" fo:font-size="12pt" fo:font-style="italic" officeooo:rsid="00343602" style:font-style-asian="italic" style:font-style-complex="italic"/>
    </style:style>
    <style:style style:name="T96" style:family="text">
      <style:text-properties fo:color="#ff0000" fo:font-size="16pt" style:text-underline-style="none" officeooo:rsid="0014dead" fo:background-color="#ffffff" loext:char-shading-value="0"/>
    </style:style>
    <style:style style:name="T97" style:family="text">
      <style:text-properties fo:color="#0000cd" fo:font-size="16pt" style:text-underline-style="none" officeooo:rsid="0014dead" fo:background-color="#ffffff" loext:char-shading-value="0"/>
    </style:style>
    <style:style style:name="T98" style:family="text">
      <style:text-properties fo:color="#a52a2a" fo:font-size="16pt" style:text-underline-style="none" officeooo:rsid="0014dead" fo:background-color="#ffffff" loext:char-shading-value="0"/>
    </style:style>
    <style:style style:name="T99" style:family="text">
      <style:text-properties fo:font-size="14pt" fo:font-style="italic" fo:background-color="#ffff00" loext:char-shading-value="0" style:font-style-asian="italic" style:font-style-complex="italic"/>
    </style:style>
    <style:style style:name="T100" style:family="text">
      <style:text-properties fo:font-size="12pt" fo:font-style="italic" fo:background-color="#ffff00" loext:char-shading-value="0" style:font-style-asian="italic" style:font-style-complex="italic"/>
    </style:style>
    <style:style style:name="T101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ize-asian="10pt" style:font-style-asian="italic" style:font-size-complex="10pt" style:font-style-complex="italic"/>
    </style:style>
    <style:style style:name="T1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style="normal" style:font-size-asian="10pt" style:font-style-asian="normal" style:font-size-complex="10pt" style:font-style-complex="normal"/>
    </style:style>
    <style:style style:name="T106" style:family="text">
      <style:text-properties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0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5">&lt;?php<text:line-break/></text:span></text:span><text:span text:style-name="Source_20_Text"><text:span text:style-name="T73">$email  </text:span></text:span><text:span text:style-name="Source_20_Text"><text:span text:style-name="T75">= </text:span></text:span><text:span text:style-name="Source_20_Text"><text:span text:style-name="T77">'name@example.com'</text:span></text:span><text:span text:style-name="Source_20_Text"><text:span text:style-name="T75">;<text:line-break/></text:span></text:span><text:span text:style-name="Source_20_Text"><text:span text:style-name="T73">$domain </text:span></text:span><text:span text:style-name="Source_20_Text"><text:span text:style-name="T75">= </text:span></text:span><text:span text:style-name="Source_20_Text"><text:span text:style-name="T73">strstr</text:span></text:span><text:span text:style-name="Source_20_Text"><text:span text:style-name="T75">(</text:span></text:span><text:span text:style-name="Source_20_Text"><text:span text:style-name="T73">$email</text:span></text:span><text:span text:style-name="Source_20_Text"><text:span text:style-name="T75">, </text:span></text:span><text:span text:style-name="Source_20_Text"><text:span text:style-name="T77">'@'</text:span></text:span><text:span text:style-name="Source_20_Text"><text:span text:style-name="T75">);<text:line-break/>echo </text:span></text:span><text:span text:style-name="Source_20_Text"><text:span text:style-name="T73">$domain</text:span></text:span><text:span text:style-name="Source_20_Text"><text:span text:style-name="T75">; </text:span></text:span><text:span text:style-name="Source_20_Text"><text:span text:style-name="T79">// prints @example.com<text:line-break/><text:line-break/></text:span></text:span><text:span text:style-name="Source_20_Text"><text:span text:style-name="T73">$user </text:span></text:span><text:span text:style-name="Source_20_Text"><text:span text:style-name="T75">= </text:span></text:span><text:span text:style-name="Source_20_Text"><text:span text:style-name="T73">strstr</text:span></text:span><text:span text:style-name="Source_20_Text"><text:span text:style-name="T75">(</text:span></text:span><text:span text:style-name="Source_20_Text"><text:span text:style-name="T73">$email</text:span></text:span><text:span text:style-name="Source_20_Text"><text:span text:style-name="T75">, </text:span></text:span><text:span text:style-name="Source_20_Text"><text:span text:style-name="T77">'@'</text:span></text:span><text:span text:style-name="Source_20_Text"><text:span text:style-name="T75">, </text:span></text:span><text:span text:style-name="Source_20_Text"><text:span text:style-name="T73">true</text:span></text:span><text:span text:style-name="Source_20_Text"><text:span text:style-name="T75">); </text:span></text:span><text:span text:style-name="Source_20_Text"><text:span text:style-name="T79">// As of PHP 5.3.0<text:line-break/></text:span></text:span><text:span text:style-name="Source_20_Text"><text:span text:style-name="T75">echo </text:span></text:span><text:span text:style-name="Source_20_Text"><text:span text:style-name="T73">$user</text:span></text:span><text:span text:style-name="Source_20_Text"><text:span text:style-name="T75">; </text:span></text:span><text:span text:style-name="Source_20_Text"><text:span text:style-name="T79">// prints name</text:span></text:span><text:span text:style-name="Source_20_Text"><text:span text:style-name="T78"><text:line-break/></text:span></text:span><text:span text:style-name="Source_20_Text"><text:span text:style-name="T65">?&gt;</text:span></text:span></text:p>
      <text:p text:style-name="P2"><text:span text:style-name="Source_20_Text"><text:span text:style-name="T65"/></text:span></text:p>
      <text:p text:style-name="P6"><text:span text:style-name="Strong_20_Emphasis"><text:span text:style-name="T46">Example #</text:span></text:span><text:span text:style-name="Strong_20_Emphasis"><text:span text:style-name="T12">2</text:span></text:span><text:span text:style-name="Strong_20_Emphasis"><text:span text:style-name="T46"> </text:span></text:span><text:span text:style-name="Strong_20_Emphasis"><text:span text:style-name="T13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5"> - Case-insensitive strstr</text:span></text:span></text:p>
      <text:p text:style-name="P6"><text:span text:style-name="Source_20_Text"><text:span text:style-name="T65">&lt;?php<text:line-break/>  $email </text:span></text:span><text:span text:style-name="Source_20_Text"><text:span text:style-name="T74">= </text:span></text:span><text:span text:style-name="Source_20_Text"><text:span text:style-name="T76">'USER@EXAMPLE.com'</text:span></text:span><text:span text:style-name="Source_20_Text"><text:span text:style-name="T74">;<text:line-break/>  echo </text:span></text:span><text:span text:style-name="Source_20_Text"><text:span text:style-name="T65">stristr</text:span></text:span><text:span text:style-name="Source_20_Text"><text:span text:style-name="T74">(</text:span></text:span><text:span text:style-name="Source_20_Text"><text:span text:style-name="T65">$email</text:span></text:span><text:span text:style-name="Source_20_Text"><text:span text:style-name="T74">, </text:span></text:span><text:span text:style-name="Source_20_Text"><text:span text:style-name="T76">'e'</text:span></text:span><text:span text:style-name="Source_20_Text"><text:span text:style-name="T74">); </text:span></text:span><text:span text:style-name="Source_20_Text"><text:span text:style-name="T78">// outputs ER@EXAMPLE.com<text:line-break/>  </text:span></text:span><text:span text:style-name="Source_20_Text"><text:span text:style-name="T74">echo </text:span></text:span><text:span text:style-name="Source_20_Text"><text:span text:style-name="T65">stristr</text:span></text:span><text:span text:style-name="Source_20_Text"><text:span text:style-name="T74">(</text:span></text:span><text:span text:style-name="Source_20_Text"><text:span text:style-name="T65">$email</text:span></text:span><text:span text:style-name="Source_20_Text"><text:span text:style-name="T74">, </text:span></text:span><text:span text:style-name="Source_20_Text"><text:span text:style-name="T76">'e'</text:span></text:span><text:span text:style-name="Source_20_Text"><text:span text:style-name="T74">, </text:span></text:span><text:span text:style-name="Source_20_Text"><text:span text:style-name="T65">true</text:span></text:span><text:span text:style-name="Source_20_Text"><text:span text:style-name="T74">); </text:span></text:span><text:span text:style-name="Source_20_Text"><text:span text:style-name="T78">// As of PHP 5.3.0, outputs US<text:line-break/></text:span></text:span><text:span text:style-name="Source_20_Text"><text:span text:style-name="T65">?&gt;</text:span></text:span><text:span text:style-name="Source_20_Text"><text:span text:style-name="T47"> </text:span></text:span></text:p>
      <text:p text:style-name="P6"><text:span text:style-name="Source_20_Text"><text:span text:style-name="T45"/></text:span></text:p>
      <text:p text:style-name="P1"><text:span text:style-name="Source_20_Text"><text:span text:style-name="T47"/></text:span></text:p>
      <text:p text:style-name="P5"><text:span text:style-name="Strong_20_Emphasis"><text:span text:style-name="T20">Example #</text:span></text:span><text:span text:style-name="Strong_20_Emphasis"><text:span text:style-name="T21">3</text:span></text:span><text:span text:style-name="Strong_20_Emphasis"><text:span text:style-name="T20"> </text:span></text:span><text:span text:style-name="Strong_20_Emphasis"><text:span text:style-name="T19">strpos(string,find,start),stripos() </text:span></text:span></text:p>
      <text:p text:style-name="P33"><text:span text:style-name="Strong_20_Emphasis"><text:span text:style-name="T80">strpos(original_str, search_str, start_pos)</text:span></text:span></text:p>
      <text:p text:style-name="P5"><text:span text:style-name="Strong_20_Emphasis"><text:span text:style-name="T19"/></text:span></text:p>
      <text:p text:style-name="P33"><text:span text:style-name="Source_20_Text"><text:span text:style-name="T66">&lt;?php</text:span></text:span></text:p>
      <text:p text:style-name="Preformatted_20_Text"><text:span text:style-name="Source_20_Text"><text:span text:style-name="T66"><text:s text:c="3"/>echo strpos("Tutorials point simply easy learning !","easy");</text:span></text:span></text:p>
      <text:p text:style-name="P24"><text:span text:style-name="Source_20_Text"><text:span text:style-name="T66">?&gt;</text:span></text:span></text:p>
      <text:p text:style-name="P26">ans : 36</text:p>
      <text:p text:style-name="P25"><text:tab/><text:span text:style-name="Source_20_Text"><text:span text:style-name="T67">echo " string position.................... &lt;br&gt;"</text:span></text:span></text:p>
      <text:p text:style-name="P25"><text:span text:style-name="Source_20_Text"><text:span text:style-name="T67">$str = "ignore everything except this (text)";</text:span></text:span></text:p>
      <text:p text:style-name="P25"><text:span text:style-name="Source_20_Text"><text:span text:style-name="T67">$start <text:s/>= strpos($str, '('); and : 30</text:span></text:span></text:p>
      <text:p text:style-name="P25"><text:span text:style-name="Source_20_Text"><text:span text:style-name="T67">$end <text:s text:c="3"/>= strpos($str, ')', $start + 1);</text:span></text:span></text:p>
      <text:p text:style-name="P31"><text:span text:style-name="Source_20_Text"><text:span text:style-name="T67">$length = $end - $start;</text:span></text:span></text:p>
      <text:p text:style-name="P31"><text:span text:style-name="Source_20_Text"><text:span text:style-name="T67">$result = substr($str, $start + 1, $length - 1);</text:span></text:span></text:p>
      <text:p text:style-name="P31"><text:soft-page-break/>echo $result;</text:p>
      <text:p text:style-name="P25">echo $end;</text:p>
      <text:p text:style-name="P27">example:</text:p>
      <text:p text:style-name="P14"><text:span text:style-name="Source_20_Text">&lt;?p</text:span><text:span text:style-name="Source_20_Text"><text:span text:style-name="T81">hp </text:span></text:span></text:p>
      <text:p text:style-name="Standard"><text:span text:style-name="Source_20_Text"><text:span text:style-name="T81"> </text:span></text:span><text:span text:style-name="T81"> </text:span></text:p>
      <text:p text:style-name="Standard"><text:span text:style-name="Source_20_Text"><text:span text:style-name="T68">// PHP code to search for a specific string's position </text:span></text:span></text:p>
      <text:p text:style-name="Standard"><text:span text:style-name="Source_20_Text"><text:span text:style-name="T68">// first occurrence using strpos() case-sensitive function </text:span></text:span></text:p>
      <text:p text:style-name="Standard"><text:span text:style-name="Source_20_Text"><text:span text:style-name="T68">function Search($search, $string){ </text:span></text:span></text:p>
      <text:p text:style-name="Standard"><text:span text:style-name="Source_20_Text"><text:span text:style-name="T68">    $position = strpos($string, $search, 5);   </text:span></text:span></text:p>
      <text:p text:style-name="Standard"><text:span text:style-name="Source_20_Text"><text:span text:style-name="T68">    if ($position == true){ </text:span></text:span></text:p>
      <text:p text:style-name="Standard"><text:span text:style-name="Source_20_Text"><text:span text:style-name="T68">        return "Found at position: " . $position; </text:span></text:span></text:p>
      <text:p text:style-name="Standard"><text:span text:style-name="Source_20_Text"><text:span text:style-name="T68">    } </text:span></text:span></text:p>
      <text:p text:style-name="Standard"><text:span text:style-name="Source_20_Text"><text:span text:style-name="T68">    else{ </text:span></text:span></text:p>
      <text:p text:style-name="Standard"><text:span text:style-name="Source_20_Text"><text:span text:style-name="T68">        return "Not Found"; </text:span></text:span></text:p>
      <text:p text:style-name="Standard"><text:span text:style-name="Source_20_Text"><text:span text:style-name="T68">    } </text:span></text:span></text:p>
      <text:p text:style-name="Standard"><text:span text:style-name="Source_20_Text"><text:span text:style-name="T68">} </text:span></text:span></text:p>
      <text:p text:style-name="Standard"><text:span text:style-name="Source_20_Text"><text:span text:style-name="T81"> </text:span></text:span><text:span text:style-name="T81"> </text:span></text:p>
      <text:p text:style-name="Standard"><text:span text:style-name="Source_20_Text"><text:span text:style-name="T68">// Driver Code </text:span></text:span></text:p>
      <text:p text:style-name="Standard"><text:span text:style-name="Source_20_Text"><text:span text:style-name="T68">$string = "Welcome to GeeksforGeeks"; </text:span></text:span></text:p>
      <text:p text:style-name="Standard"><text:span text:style-name="Source_20_Text"><text:span text:style-name="T68">$search = "Geeks"; </text:span></text:span></text:p>
      <text:p text:style-name="Standard"><text:span text:style-name="Source_20_Text"><text:span text:style-name="T68">echo Search($search, $string); </text:span></text:span></text:p>
      <text:p text:style-name="Standard"><text:span text:style-name="Source_20_Text"><text:span text:style-name="T68">?&gt; </text:span></text:span></text:p>
      <text:p text:style-name="P24"><text:span text:style-name="Source_20_Text">Found at position 11</text:span></text:p>
      <text:p text:style-name="P30"><text:span text:style-name="Strong_20_Emphasis"><text:span text:style-name="T9">stripos() in PHP</text:span></text:span><text:span text:style-name="Strong_20_Emphasis"><text:span text:style-name="T11">(case-insensitive)</text:span></text:span><text:span text:style-name="Strong_20_Emphasis"><text:span text:style-name="T9">:</text:span></text:span></text:p>
      <text:p text:style-name="P29"><text:span text:style-name="Strong_20_Emphasis"><text:span text:style-name="T93">syntex:</text:span></text:span></text:p>
      <text:p text:style-name="P28"><text:span text:style-name="Strong_20_Emphasis"><text:span text:style-name="T94">stripos(original_str, </text:span></text:span><text:span text:style-name="Strong_20_Emphasis"><text:span text:style-name="T6">search_str, start_pos)</text:span></text:span></text:p>
      <text:p text:style-name="P29"><text:span text:style-name="Strong_20_Emphasis"><text:span text:style-name="T7">example:</text:span></text:span></text:p>
      <text:p text:style-name="P15"><text:span text:style-name="Source_20_Text"><text:span text:style-name="T69">&lt;?php </text:span></text:span></text:p>
      <text:p text:style-name="Standard"><text:span text:style-name="Source_20_Text"><text:span text:style-name="T68">// first occurrence using stripos() case-insensitive function </text:span></text:span></text:p>
      <text:p text:style-name="Standard"><text:span text:style-name="Source_20_Text"><text:span text:style-name="T68">function Search($search, $string){ </text:span></text:span></text:p>
      <text:p text:style-name="Standard"><text:span text:style-name="Source_20_Text"><text:span text:style-name="T68">    $position = stripos($string, $search, 5);   </text:span></text:span></text:p>
      <text:p text:style-name="Standard"><text:span text:style-name="Source_20_Text"><text:span text:style-name="T68">    if ($position == true){ </text:span></text:span></text:p>
      <text:p text:style-name="Standard"><text:span text:style-name="Source_20_Text"><text:span text:style-name="T68">        return "Found at posiion " . $position; </text:span></text:span></text:p>
      <text:p text:style-name="Standard"><text:span text:style-name="Source_20_Text"><text:span text:style-name="T68">    } </text:span></text:span></text:p>
      <text:p text:style-name="Standard"><text:span text:style-name="Source_20_Text"><text:span text:style-name="T68">    else{ </text:span></text:span></text:p>
      <text:p text:style-name="Standard"><text:span text:style-name="Source_20_Text"><text:span text:style-name="T68">        return "Not Found"; </text:span></text:span></text:p>
      <text:p text:style-name="Standard"><text:soft-page-break/><text:span text:style-name="Source_20_Text"><text:span text:style-name="T68">    } </text:span></text:span></text:p>
      <text:p text:style-name="Standard"><text:span text:style-name="Source_20_Text"><text:span text:style-name="T68">} </text:span></text:span></text:p>
      <text:p text:style-name="Standard"><text:span text:style-name="Source_20_Text"><text:span text:style-name="T68">  </text:span></text:span></text:p>
      <text:p text:style-name="Standard"><text:span text:style-name="Source_20_Text"><text:span text:style-name="T68">// Driver Code </text:span></text:span></text:p>
      <text:p text:style-name="Standard"><text:span text:style-name="Source_20_Text"><text:span text:style-name="T68">$string = "Welcome to GeeksforGeeks"; </text:span></text:span></text:p>
      <text:p text:style-name="Standard"><text:span text:style-name="Source_20_Text"><text:span text:style-name="T68">$search = "geeks"; </text:span></text:span></text:p>
      <text:p text:style-name="Standard"><text:span text:style-name="Source_20_Text"><text:span text:style-name="T68">echo Search($search, $string); </text:span></text:span></text:p>
      <text:p text:style-name="P7"><text:span text:style-name="Source_20_Text"><text:span text:style-name="T83">Output:</text:span></text:span></text:p>
      <text:p text:style-name="P34"><text:span text:style-name="Source_20_Text"><text:span text:style-name="T83">Found at position 11</text:span></text:span></text:p>
      <text:p text:style-name="P7"><text:span text:style-name="Source_20_Text"/></text:p>
      <text:p text:style-name="P27"/>
      <text:p text:style-name="P11"><text:span text:style-name="Strong_20_Emphasis"><text:span text:style-name="T13">Example #</text:span></text:span><text:span text:style-name="Strong_20_Emphasis"><text:span text:style-name="T14">4</text:span></text:span><text:span text:style-name="Strong_20_Emphasis"><text:span text:style-name="T13"> </text:span></text:span><text:span text:style-name="Strong_20_Emphasis"><text:span text:style-name="T15">substr(</text:span></text:span><text:span text:style-name="Strong_20_Emphasis"><text:span text:style-name="Emphasis"><text:span text:style-name="T15">string,start,length</text:span></text:span></text:span><text:span text:style-name="Strong_20_Emphasis"><text:span text:style-name="T15">) </text:span></text:span></text:p>
      <text:p text:style-name="P11"><text:span text:style-name="Source_20_Text"><text:span text:style-name="T68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1"><text:span text:style-name="Strong_20_Emphasis"><text:span text:style-name="T23"/></text:span></text:p>
      <text:p text:style-name="P13"><text:span text:style-name="Strong_20_Emphasis"><text:span text:style-name="T25">output:</text:span></text:span></text:p>
      <text:p text:style-name="P13"><text:span text:style-name="Strong_20_Emphasis"><text:span text:style-name="T25">d<text:line-break/>ello world<text:line-break/>lo world<text:line-break/>orld<text:line-break/><text:line-break/>d<text:line-break/>ello world<text:line-break/>lo world<text:line-break/>orld</text:span></text:span></text:p>
      <text:p text:style-name="P11"><text:span text:style-name="Strong_20_Emphasis"><text:span text:style-name="T23"/></text:span></text:p>
      <text:p text:style-name="P11"><text:soft-page-break/><text:span text:style-name="Strong_20_Emphasis"><text:span text:style-name="T23">&lt;</text:span></text:span><text:span text:style-name="Source_20_Text"><text:span text:style-name="T68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2"><text:span text:style-name="Strong_20_Emphasis"><text:span text:style-name="T24">output:</text:span></text:span></text:p>
      <text:p text:style-name="P12"><text:span text:style-name="Strong_20_Emphasis"><text:span text:style-name="T24">Hello worl<text:line-break/>ello wor<text:line-break/>Hello<text:line-break/>world<text:line-break/><text:line-break/>Hello worl<text:line-break/>ello wor<text:line-break/>Hello</text:span></text:span></text:p>
      <text:p text:style-name="P16"><text:span text:style-name="Strong_20_Emphasis"><text:span text:style-name="T20">Example #</text:span></text:span><text:span text:style-name="Strong_20_Emphasis"><text:span text:style-name="T26">5</text:span></text:span><text:span text:style-name="Strong_20_Emphasis"><text:span text:style-name="T20"> </text:span></text:span><text:span text:style-name="Strong_20_Emphasis"><text:span text:style-name="T26">str_replace(‘,’,’-’,$string)</text:span></text:span></text:p>
      <text:p text:style-name="P16"><text:span text:style-name="Source_20_Text"><text:span text:style-name="T68">&lt;?php<text:line-break/>echo str_replace("world","Peter","Hello world!");<text:line-break/>?&gt;</text:span></text:span></text:p>
      <text:p text:style-name="P17"><text:span text:style-name="Source_20_Text"><text:span text:style-name="T68">AN</text:span></text:span><text:span text:style-name="Strong_20_Emphasis"><text:span text:style-name="T27">S:Hello Peter!</text:span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38"><text:span text:style-name="Strong_20_Emphasis"><text:span text:style-name="T29"/></text:span></text:p>
      <text:p text:style-name="P38"><text:span text:style-name="Strong_20_Emphasis"><text:span text:style-name="T29"/></text:span></text:p>
      <text:p text:style-name="P38"><text:span text:style-name="Strong_20_Emphasis"><text:span text:style-name="T29"/></text:span></text:p>
      <text:p text:style-name="P37"><text:soft-page-break/><text:span text:style-name="Strong_20_Emphasis"><text:span text:style-name="T16">Example #</text:span></text:span><text:span text:style-name="Strong_20_Emphasis"><text:span text:style-name="T17">6</text:span></text:span><text:span text:style-name="Strong_20_Emphasis"><text:span text:style-name="T16"> </text:span></text:span><text:span text:style-name="Strong_20_Emphasis"><text:span text:style-name="T18">String Length, Word Count, Substring Count</text:span></text:span></text:p>
      <text:p text:style-name="P37"><text:span text:style-name="Strong_20_Emphasis"><text:span text:style-name="T23"/></text:span></text:p>
      <text:p text:style-name="P39"><text:span text:style-name="Strong_20_Emphasis"><text:span text:style-name="Source_20_Text"><text:span text:style-name="T27">$str = 'The letters PHP stand for PHP: Hypertext Preprocessor.</text:span></text:span></text:span><text:span text:style-name="Source_20_Text"><text:span text:style-name="T39">PHP originally stood for Personal Home Page Tools.';</text:span></text:span><text:span text:style-name="Source_20_Text"><text:span text:style-name="T69">&lt;?php </text:span></text:span></text:p>
      <text:p text:style-name="P43"><text:span text:style-name="Source_20_Text"><text:span text:style-name="T69">// count words in the above example string</text:span></text:span></text:p>
      <text:p text:style-name="P43"><text:span text:style-name="Source_20_Text"><text:span text:style-name="T69">echo str_word_count($str); // 16 </text:span></text:span></text:p>
      <text:p text:style-name="P39"><text:span text:style-name="Source_20_Text"><text:span text:style-name="T69">?&gt;</text:span></text:span></text:p>
      <text:p text:style-name="P40"><text:span text:style-name="Source_20_Text"><text:span text:style-name="T40">=&gt;Get String Length</text:span></text:span></text:p>
      <text:p text:style-name="P41"><text:span text:style-name="Source_20_Text"><text:span text:style-name="T69">&lt;?php </text:span></text:span></text:p>
      <text:p text:style-name="P41"><text:span text:style-name="Source_20_Text"><text:span text:style-name="T69">// get length of example string</text:span></text:span></text:p>
      <text:p text:style-name="P41"><text:span text:style-name="Source_20_Text"><text:span text:style-name="T68">echo strlen($str); // 114</text:span></text:span></text:p>
      <text:p text:style-name="P40"><text:span text:style-name="Source_20_Text"><text:span text:style-name="T69">?&gt;</text:span></text:span></text:p>
      <text:p text:style-name="P42"><text:span text:style-name="Source_20_Text"><text:span text:style-name="T42">=</text:span></text:span><text:span text:style-name="Source_20_Text"><text:span text:style-name="T43">&gt;Count the Number of Words in a String</text:span></text:span></text:p>
      <text:p text:style-name="P43"><text:span text:style-name="Source_20_Text"><text:span text:style-name="T69">&lt;?php </text:span></text:span></text:p>
      <text:p text:style-name="P43"><text:span text:style-name="Source_20_Text"><text:span text:style-name="T69">// count words in the above example string</text:span></text:span></text:p>
      <text:p text:style-name="P43"><text:span text:style-name="Source_20_Text"><text:span text:style-name="T69">echo str_word_count($str); // 16 </text:span></text:span></text:p>
      <text:p text:style-name="P43"><text:span text:style-name="Source_20_Text"><text:span text:style-name="T69">?&gt; </text:span></text:span></text:p>
      <text:p text:style-name="P44"><text:span text:style-name="Source_20_Text"><text:span text:style-name="T43">=&gt;Count Substring Occurrences in String</text:span></text:span></text:p>
      <text:p text:style-name="P45"><text:span text:style-name="Source_20_Text"><text:span text:style-name="T71">&lt;?</text:span></text:span></text:p>
      <text:p text:style-name="P45"><text:span text:style-name="Source_20_Text"><text:span text:style-name="T71">php echo substr_count($str, 'PHP'); // 3 </text:span></text:span></text:p>
      <text:p text:style-name="P44"><text:span text:style-name="Source_20_Text"><text:span text:style-name="T71"><text:s text:c="2"/>?&gt;</text:span></text:span></text:p>
      <text:p text:style-name="P44"><text:span text:style-name="Source_20_Text"><text:span text:style-name="T71"/></text:span></text:p>
      <text:p text:style-name="P42"><text:span text:style-name="Source_20_Text"><text:span text:style-name="T72"/></text:span></text:p>
      <text:p text:style-name="P42"><text:soft-page-break/><text:span text:style-name="Source_20_Text"><text:span text:style-name="T70"/></text:span></text:p>
      <text:p text:style-name="P17"><text:span text:style-name="Source_20_Text"><text:span text:style-name="T68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p text:style-name="P18"><text:span text:style-name="Strong_20_Emphasis"><text:span text:style-name="T49"><text:s text:c="25"/></text:span></text:span><text:span text:style-name="Strong_20_Emphasis"><text:span text:style-name="T50"><text:s text:c="2"/>ARRAY</text:span></text:span><text:span text:style-name="Strong_20_Emphasis"><text:span text:style-name="T51">:</text:span></text:span></text:p>
      <text:p text:style-name="P19"><text:span text:style-name="Strong_20_Emphasis"><text:span text:style-name="T48">Ex-1: array_rand():</text:span></text:span></text:p>
      <text:p text:style-name="Standard"><text:span text:style-name="Strong_20_Emphasis"><text:span text:style-name="T89">// the array</text:span></text:span></text:p>
      <text:p text:style-name="Standard"><text:soft-page-break/><text:span text:style-name="Strong_20_Emphasis"><text:span text:style-name="T89">$arrX = array("Kay", "Joe","Susan", "Frank")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// get random index from array $arrX</text:span></text:span></text:p>
      <text:p text:style-name="Standard"><text:span text:style-name="Strong_20_Emphasis"><text:span text:style-name="T89">$randIndex = array_rand($arrX)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// output the value for the random index</text:span></text:span></text:p>
      <text:p text:style-name="Standard"><text:span text:style-name="Strong_20_Emphasis"><text:span text:style-name="T89">echo $arrX[$randIndex];</text:span></text:span></text:p>
      <text:p text:style-name="Standard"><text:span text:style-name="Strong_20_Emphasis"><text:span text:style-name="T89"/></text:span></text:p>
      <text:p text:style-name="Standard"><text:span text:style-name="Strong_20_Emphasis"><text:span text:style-name="T89">$randI = array_rand($arrX,2);</text:span></text:span></text:p>
      <text:p text:style-name="Standard"><text:span text:style-name="Strong_20_Emphasis"><text:span text:style-name="T89">echo "&lt;br&gt;&lt;br&gt;";</text:span></text:span></text:p>
      <text:p text:style-name="Standard"><text:span text:style-name="Strong_20_Emphasis"><text:span text:style-name="T89">echo "random 1:: ".$arrX[$randI[0]]."&lt;br&gt;";</text:span></text:span></text:p>
      <text:p text:style-name="Standard"><text:span text:style-name="Strong_20_Emphasis"><text:span text:style-name="T89">echo "random 2 ::".$arrX[$randI[1]]."&lt;br&gt;";</text:span></text:span></text:p>
      <text:p text:style-name="Standard"><text:span text:style-name="Strong_20_Emphasis"><text:span text:style-name="T86"/></text:span></text:p>
      <text:p text:style-name="P22"><text:span text:style-name="Strong_20_Emphasis"><text:span text:style-name="T52">Ex-</text:span></text:span><text:span text:style-name="Strong_20_Emphasis"><text:span text:style-name="T53">2</text:span></text:span><text:span text:style-name="Strong_20_Emphasis"><text:span text:style-name="T52">: array_</text:span></text:span><text:span text:style-name="Strong_20_Emphasis"><text:span text:style-name="T53">push</text:span></text:span><text:span text:style-name="Strong_20_Emphasis"><text:span text:style-name="T52">(): </text:span></text:span></text:p>
      <text:p text:style-name="P32"><text:span text:style-name="Strong_20_Emphasis"><text:span text:style-name="T57">Syntax: </text:span></text:span><text:span text:style-name="T3">array_push(array_name, value1, value2...)</text:span></text:p>
      <text:p text:style-name="P32"><text:span text:style-name="Strong_20_Emphasis"><text:span text:style-name="T57">Example:</text:span></text:span></text:p>
      <text:p text:style-name="Preformatted_20_Text"><text:span text:style-name="Source_20_Text"><text:span text:style-name="T99">&lt;?php</text:span></text:span></text:p>
      <text:p text:style-name="Preformatted_20_Text"><text:span text:style-name="Source_20_Text"><text:span text:style-name="T99">$array1= array('Mathematics','Physics');</text:span></text:span></text:p>
      <text:p text:style-name="Preformatted_20_Text"><text:span text:style-name="Source_20_Text"><text:span text:style-name="T99">array_push($array1,'Chemistry','Biology');</text:span></text:span></text:p>
      <text:p text:style-name="Preformatted_20_Text"><text:span text:style-name="Source_20_Text"><text:span text:style-name="T99">print_r($array1);</text:span></text:span></text:p>
      <text:p text:style-name="P24"><text:span text:style-name="Source_20_Text"><text:span text:style-name="T100">?</text:span></text:span><text:span text:style-name="Source_20_Text"><text:span text:style-name="T101">&gt;</text:span></text:span></text:p>
      <text:p text:style-name="P23"><text:span text:style-name="Strong_20_Emphasis"><text:span text:style-name="T52">Ex-</text:span></text:span><text:span text:style-name="Strong_20_Emphasis"><text:span text:style-name="T54">3</text:span></text:span><text:span text:style-name="Strong_20_Emphasis"><text:span text:style-name="T52">: </text:span></text:span><text:span text:style-name="Strong_20_Emphasis"><text:span text:style-name="T55">in_array</text:span></text:span><text:span text:style-name="Strong_20_Emphasis"><text:span text:style-name="T52">(): </text:span></text:span></text:p>
      <text:p text:style-name="Standard"><text:span text:style-name="Strong_20_Emphasis"><text:span text:style-name="T86"/></text:span></text:p>
      <text:p text:style-name="Text_20_body"><text:span text:style-name="Strong_20_Emphasis"><text:span text:style-name="T84">Syntax: </text:span></text:span><text:span text:style-name="Strong_20_Emphasis"><text:span text:style-name="T86"><text:s/></text:span></text:span><text:span text:style-name="T3">in_array(search_value, array_name, mode) </text:span></text:p>
      <text:p text:style-name="Standard"><text:span text:style-name="Strong_20_Emphasis"><text:span text:style-name="T86"/></text:span></text:p>
      <text:p text:style-name="Text_20_body"><text:span text:style-name="Strong_20_Emphasis"><text:span text:style-name="T86">Example:</text:span></text:span></text:p>
      <text:p text:style-name="Preformatted_20_Text"><text:span text:style-name="Source_20_Text"><text:span text:style-name="T99">&lt;?php</text:span></text:span></text:p>
      <text:p text:style-name="Preformatted_20_Text"><text:span text:style-name="Source_20_Text"><text:span text:style-name="T99">$number_list = <text:s/>array('16.10', '22.0', '33.45', '45.45');</text:span></text:span></text:p>
      <text:p text:style-name="Preformatted_20_Text"><text:span text:style-name="Source_20_Text"><text:span text:style-name="T99">if (in_array(22.0, $number_list))</text:span></text:span></text:p>
      <text:p text:style-name="Preformatted_20_Text"><text:span text:style-name="Source_20_Text"><text:span text:style-name="T99">{</text:span></text:span></text:p>
      <text:p text:style-name="Preformatted_20_Text"><text:span text:style-name="Source_20_Text"><text:span text:style-name="T99">echo "'22.0' found in the array";</text:span></text:span></text:p>
      <text:p text:style-name="Preformatted_20_Text"><text:span text:style-name="Source_20_Text"><text:span text:style-name="T99">}</text:span></text:span></text:p>
      <text:p text:style-name="P24"><text:span text:style-name="Source_20_Text"><text:span text:style-name="T100">?&gt;</text:span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oft-page-break/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6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Standard"><text:span text:style-name="Strong_20_Emphasis"><text:span text:style-name="T87"/></text:span></text:p>
      <text:p text:style-name="P9"><text:span text:style-name="Strong_20_Emphasis"><text:span text:style-name="T87"/></text:span></text:p>
      <text:p text:style-name="Standard"><text:span text:style-name="Strong_20_Emphasis"><text:span text:style-name="T92"><text:s/></text:span></text:span><text:span text:style-name="Strong_20_Emphasis"><text:span text:style-name="T91">Super Global Variabl $_SERVER[]</text:span></text:span></text:p>
      <text:p text:style-name="Standard"><text:span text:style-name="Strong_20_Emphasis"><text:span text:style-name="T91"/></text:span></text:p>
      <text:p text:style-name="P9"><text:span text:style-name="Strong_20_Emphasis"><text:span text:style-name="T90">…………………………. LINK …………………………………….. OR</text:span></text:span></text:p>
      <text:p text:style-name="P9"><text:span text:style-name="Strong_20_Emphasis"><text:span text:style-name="T90">…… $_SERVER[SCRIPT_FILENAME]………….. OR __FILE__</text:span></text:span></text:p>
      <text:p text:style-name="P20"><text:soft-page-break/><text:a xlink:type="simple" xlink:href="https://abcd/dfd/eerer/google.com" text:style-name="Internet_20_link" text:visited-style-name="Visited_20_Internet_20_Link"><text:span text:style-name="Strong_20_Emphasis"><text:span text:style-name="T56">https://abcd/dfd/eerer/google.com</text:span></text:span></text:a></text:p>
      <text:p text:style-name="P20"><text:span text:style-name="Strong_20_Emphasis"><text:span text:style-name="T56">………….dirname()……………...|...basename()…..</text:span></text:span></text:p>
      <text:p text:style-name="P21"><text:span text:style-name="Strong_20_Emphasis"><text:span text:style-name="T58">** basename(‘google.com’,’.com’); remove .com</text:span></text:span></text:p>
      <text:p text:style-name="Standard"><text:span text:style-name="Strong_20_Emphasis"><text:span text:style-name="T88"/></text:span></text:p>
      <text:p text:style-name="Standard"><text:span text:style-name="Strong_20_Emphasis"><text:span text:style-name="T86"/></text:span></text:p>
      <text:p text:style-name="P9"><text:span text:style-name="Strong_20_Emphasis"><text:span text:style-name="T95"/></text:span></text:p>
      <text:p text:style-name="P8"><text:s text:c="24"/></text:p>
      <text:p text:style-name="P35">Update: date:</text:p>
      <text:p text:style-name="P35">* 11/07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7-11T18:13:44.738888992</dc:date>
    <meta:editing-duration>PT18H36M57S</meta:editing-duration>
    <meta:editing-cycles>68</meta:editing-cycles>
    <meta:generator>LibreOffice/5.1.6.2$Linux_X86_64 LibreOffice_project/10m0$Build-2</meta:generator>
    <meta:document-statistic meta:table-count="0" meta:image-count="0" meta:object-count="0" meta:page-count="9" meta:paragraph-count="131" meta:word-count="531" meta:character-count="4364" meta:non-whitespace-character-count="3704"/>
  </office:meta>
</office:document-meta>
</file>